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3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7.5215in"/>
    </style:style>
    <style:style style:name="P1" style:family="paragraph" style:parent-style-name="Table_20_Contents">
      <style:text-properties style:font-name="Liberation Serif" fo:font-size="10pt" style:font-size-asian="10pt" style:font-size-complex="10pt"/>
    </style:style>
    <style:style style:name="P2" style:family="paragraph" style:parent-style-name="Table_20_Contents">
      <style:text-properties style:font-name="Liberation Serif" fo:font-size="10pt" fo:font-weight="bold" style:font-size-asian="10pt" style:font-weight-asian="bold" style:font-size-complex="10pt" style:font-weight-complex="bold"/>
    </style:style>
    <style:style style:name="P3" style:family="paragraph" style:parent-style-name="Table_20_Contents">
      <style:text-properties fo:font-variant="normal" fo:text-transform="none" fo:color="#222222" style:font-name="Liberation Serif" fo:font-size="10.5pt" fo:letter-spacing="normal" fo:font-style="normal" fo:font-weight="normal" style:font-size-asian="10.5pt" style:font-size-complex="10.5pt"/>
    </style:style>
    <style:style style:name="P4"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5" style:family="paragraph" style:parent-style-name="Standard">
      <style:text-properties style:font-name="Cantarell" fo:font-size="10pt"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Table_20_Contents" style:list-style-name="L1">
      <style:text-properties fo:font-variant="normal" fo:text-transform="none" fo:color="#222222" style:font-name="Liberation Serif" fo:font-size="10.5pt" fo:letter-spacing="normal" fo:font-style="normal" fo:font-weight="normal" style:font-size-asian="10.5pt" style:font-size-complex="10.5pt"/>
    </style:style>
    <style:style style:name="T1" style:family="text">
      <style:text-properties style:font-name="Cantarell" fo:font-weight="bold" style:font-weight-asian="bold"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nutes of Meeting </text:p>
      <text:p text:style-name="P6"><text:span text:style-name="T1">GMRT</text:span><text:span text:style-name="T3"><text:tab/></text:span><text:tab/><text:tab/><text:tab/><text:tab/><text:span text:style-name="T1">Minutes of Meeting</text:span></text:p>
      <text:p text:style-name="P6"><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style-name="Table1.2">
          <table:table-cell table:style-name="Table1.A2" office:value-type="string">
            <text:p text:style-name="P4">Held on</text:p>
          </table:table-cell>
          <table:table-cell table:style-name="Table1.B2" office:value-type="string">
            <text:p text:style-name="P2">8<text:span text:style-name="T2">th</text:span> <text:s/>OCTOBER 2013 Time : 3.00 PM to 3.45 PM; GMRT conference room, NCRA Board room</text:p>
          </table:table-cell>
        </table:table-row>
        <table:table-row>
          <table:table-cell table:style-name="Table1.A2" office:value-type="string">
            <text:p text:style-name="P4">Attendees</text:p>
          </table:table-cell>
          <table:table-cell table:style-name="Table1.B2" office:value-type="string">
            <text:p text:style-name="P2">NGK, S NAYAK,CPK, SNK, DBB,NMS, SSS &amp; RRU</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1"><text:s text:c="12"/><text:span text:style-name="T4"><text:s/>Discussed following items :</text:span></text:p>
            <text:p text:style-name="P3"/>
            <text:list xml:id="list1399536277" text:style-name="L1">
              <text:list-item>
                <text:p text:style-name="P7">RRU updated that he has done the N/W reconfiguration ( changed IP address) <text:s/>in Online_v2 development machines &amp; Lab test set up switch with help of Mangesh. NMS reprogrammed all MCM card of lab test set up.</text:p>
                <text:p text:style-name="P7">After N/W reconfiguration 1 sec back ground monitoring is working fine.</text:p>
                <text:p text:style-name="P7">NGK =&gt; asked to repeat the test &amp; connect the test jig in C03 antenna test set up for testing the setting control bit.</text:p>
                <text:p text:style-name="P7">NGK =&gt; asked to explore Ethernet broadcast.</text:p>
                <text:p text:style-name="P7"/>
              </text:list-item>
              <text:list-item>
                <text:p text:style-name="P7">NMS updated that he is working on QML monitoring GUI. He has designed five different graph window like quick look info, alarm window,antenna mode window, graph window etc. He is working on interfacing graph window with database.</text:p>
                <text:p text:style-name="P7">As utility for zooming, refreshing were not available in QML, NMS has implemented in QML.</text:p>
                <text:p text:style-name="P7"/>
              </text:list-item>
              <text:list-item>
                <text:p text:style-name="P7">CPK updated that regarding L2 N/W switch 3 purchase order will go for 3 different model will this week.</text:p>
                <text:p text:style-name="P7">CPK suggested L3 N/W switch of HP make is better than other. Model number is HP5900AF.As maintenance activities is going on MCM card has not been tested.</text:p>
                <text:p text:style-name="P7"/>
              </text:list-item>
              <text:list-item>
                <text:p text:style-name="P7">DBB tried testing precision with Astropy.</text:p>
                <text:p text:style-name="P7">He found error in <text:s/>RA- +1.2 sec &amp; Dec – 7' sec .</text:p>
                <text:p text:style-name="P7">DBB is not able to compile Starlink library due to N/W problem. He will try SOFA.</text:p>
                <text:p text:style-name="P7">NGK =&gt; suggested to look into tact library written by JNC &amp; web page tool.</text:p>
                <text:p text:style-name="P7"/>
              </text:list-item>
              <text:list-item>
                <text:p text:style-name="P7">SNK working on Web based tune. He will convert Perl, TK based tune into Javascript &amp; PHP based tune.</text:p>
                <text:p text:style-name="P7"/>
              </text:list-item>
              <text:list-item>
                <text:p text:style-name="P7">SSS updated that he is writing online procedure. Completed 95 command related to sub array controller, FPS, ABC, command monitor &amp; new DAS control. </text:p>
                <text:p text:style-name="P7">Out of 95 command only 27 commands are used in control room for operations.</text:p>
                <text:p text:style-name="P7">Total 268 procedures are there.</text:p>
                <text:p text:style-name="P7">NGK =&gt; asked to put document on Vanilla.</text:p>
                <text:p text:style-name="P7"/>
              </text:list-item>
              <text:list-item>
                <text:p text:style-name="P7">Nayak ji updated C Satesh &amp; Madhav Misal will join meeting from next week.</text:p>
                <text:p text:style-name="P7"/>
              </text:list-item>
              <text:list-item>
                <text:p text:style-name="P7">Next week meeting will not be there.</text:p>
                <text:p text:style-name="P7"/>
              </text:list-item>
            </text:list>
            <text:p text:style-name="P3"/>
            <text:list xml:id="list1169259025" text:continue-numbering="true" text:style-name="L1">
              <text:list-header>
                <text:p text:style-name="P7"/>
                <text:p text:style-name="P7"/>
                <text:p text:style-name="P7"/>
              </text:list-header>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3-10-08T18:11:15</dc:date>
    <dc:creator>teleset </dc:creator>
    <meta:editing-duration>P1DT24M58S</meta:editing-duration>
    <meta:editing-cycles>342</meta:editing-cycles>
    <meta:generator>LibreOffice/3.4$Linux LibreOffice_project/340m1$Build-602</meta:generator>
    <meta:document-statistic meta:table-count="1" meta:image-count="0" meta:object-count="0" meta:page-count="1" meta:paragraph-count="34" meta:word-count="392" meta:character-count="2114" meta:non-whitespace-character-count="1749"/>
  </office:meta>
</office:document-meta>
</file>